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Liberation Sans" svg:font-family="&quot;Liberation Sans&quot;"/>
    <style:font-face style:name="Docs-Google Sans" svg:font-family="&quot;Docs-Google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font-size="15pt" style:font-size-asian="15pt" style:font-size-complex="15pt" fo:font-weight="bold" style:font-weight-asian="bold" style:font-weight-complex="bold"/>
    </style:style>
    <style:style style:name="ce3" style:family="table-cell" style:parent-style-name="Default" style:data-style-name="N0">
      <style:table-cell-properties style:vertical-align="automatic" fo:background-color="transparent"/>
    </style:style>
    <style:style style:name="ce4" style:family="table-cell" style:parent-style-name="Default" style:data-style-name="N0">
      <style:table-cell-properties style:vertical-align="automatic"/>
    </style:style>
    <style:style style:name="ce5" style:family="table-cell" style:parent-style-name="Default" style:data-style-name="N0">
      <style:table-cell-properties style:vertical-align="automatic" fo:wrap-option="wrap"/>
      <style:text-properties fo:font-weight="bold" style:font-weight-asian="bold" style:font-weight-complex="bold"/>
    </style:style>
    <style:style style:name="ce6" style:family="table-cell" style:parent-style-name="Default" style:data-style-name="N0">
      <style:table-cell-properties style:vertical-align="automatic" fo:wrap-option="wrap"/>
    </style:style>
    <style:style style:name="ce7" style:family="table-cell" style:parent-style-name="Default" style:data-style-name="N0">
      <style:table-cell-properties style:vertical-align="automatic" fo:background-color="#FFF2CC"/>
    </style:style>
    <style:style style:name="ce8" style:family="table-cell" style:parent-style-name="Default" style:data-style-name="N14">
      <style:table-cell-properties style:vertical-align="automatic" fo:background-color="#FFF2CC"/>
    </style:style>
    <style:style style:name="ce9" style:family="table-cell" style:parent-style-name="Default" style:data-style-name="N0">
      <style:table-cell-properties style:vertical-align="automatic" fo:wrap-option="wrap" fo:background-color="#FFF2CC"/>
    </style:style>
    <style:style style:name="ce10" style:family="table-cell" style:parent-style-name="Default" style:data-style-name="N0">
      <style:table-cell-properties fo:background-color="#FFF2CC"/>
    </style:style>
    <style:style style:name="ce11" style:family="table-cell" style:parent-style-name="Default" style:data-style-name="N0">
      <style:table-cell-properties fo:background-color="#EFEFEF"/>
    </style:style>
    <style:style style:name="ce12" style:family="table-cell" style:parent-style-name="Hiperv_237_nculo" style:data-style-name="N0">
      <style:table-cell-properties fo:background-color="#EFEFEF"/>
      <style:text-properties fo:color="#0563C1" style:text-underline-style="solid" style:text-underline-type="single"/>
    </style:style>
    <style:style style:name="ce13" style:family="table-cell" style:parent-style-name="Default" style:data-style-name="N14">
      <style:table-cell-properties fo:background-color="#EFEFEF"/>
    </style:style>
    <style:style style:name="ce14" style:family="table-cell" style:parent-style-name="Default" style:data-style-name="N0">
      <style:table-cell-properties style:vertical-align="automatic" fo:wrap-option="wrap" fo:background-color="#EFEFEF"/>
    </style:style>
    <style:style style:name="ce15" style:family="table-cell" style:parent-style-name="Default" style:data-style-name="N0">
      <style:table-cell-properties style:vertical-align="automatic" fo:background-color="#EFEFEF"/>
    </style:style>
    <style:style style:name="ce16" style:family="table-cell" style:parent-style-name="Default" style:data-style-name="N14"/>
    <style:style style:name="ce17" style:family="table-cell" style:parent-style-name="Default" style:data-style-name="N0">
      <style:table-cell-properties style:vertical-align="automatic" fo:background-color="transparent" style:repeat-content="false"/>
      <style:paragraph-properties fo:text-align="center"/>
      <style:text-properties fo:font-size="15pt" style:font-size-asian="15pt" style:font-size-complex="15pt" fo:font-weight="bold" style:font-weight-asian="bold" style:font-weight-complex="bold"/>
    </style:style>
    <style:style style:name="ce18" style:family="table-cell" style:parent-style-name="Default" style:data-style-name="N0">
      <style:table-cell-properties style:vertical-align="automatic" style:repeat-content="false"/>
      <style:paragraph-properties fo:text-align="center"/>
      <style:text-properties fo:font-size="15pt" style:font-size-asian="15pt" style:font-size-complex="15pt" fo:font-weight="bold" style:font-weight-asian="bold" style:font-weight-complex="bold"/>
    </style:style>
    <style:style style:name="ce19" style:family="table-cell" style:parent-style-name="Default" style:data-style-name="N0">
      <style:table-cell-properties style:vertical-align="automatic" fo:wrap-option="wrap" fo:background-color="transparent"/>
    </style:style>
    <style:style style:name="ce20" style:family="table-cell" style:parent-style-name="Default" style:data-style-name="N0">
      <style:table-cell-properties style:vertical-align="automatic" fo:background-color="transparent"/>
    </style:style>
    <style:style style:name="ce21" style:family="table-cell" style:parent-style-name="Default" style:data-style-name="N0">
      <style:table-cell-properties style:vertical-align="automatic"/>
      <style:text-properties fo:font-weight="bold" style:font-weight-asian="bold" style:font-weight-complex="bold"/>
    </style:style>
    <style:style style:name="ce2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vertical-align="automatic" fo:wrap-option="wrap" fo:background-color="#FFF2CC"/>
      <style:text-properties fo:font-weight="bold" style:font-weight-asian="bold" style:font-weight-complex="bold"/>
    </style:style>
    <style:style style:name="ce24" style:family="table-cell" style:parent-style-name="Default" style:data-style-name="N14">
      <style:table-cell-properties fo:background-color="#FFF2CC"/>
    </style:style>
    <style:style style:name="ce25" style:family="table-cell" style:parent-style-name="Default" style:data-style-name="N14">
      <style:table-cell-properties style:vertical-align="automatic" fo:wrap-option="wrap" fo:background-color="#FFF2CC"/>
    </style:style>
    <style:style style:name="ce26" style:family="table-cell" style:parent-style-name="Default" style:data-style-name="N0">
      <style:table-cell-properties fo:background-color="#F2F2F2"/>
    </style:style>
    <style:style style:name="ce27" style:family="table-cell" style:parent-style-name="Default" style:data-style-name="N14">
      <style:table-cell-properties style:vertical-align="automatic" fo:wrap-option="wrap" fo:background-color="#EFEFEF"/>
    </style:style>
    <style:style style:name="ce28" style:family="table-cell" style:parent-style-name="Default" style:data-style-name="N14">
      <style:table-cell-properties style:vertical-align="automatic" fo:background-color="#EFEFEF"/>
    </style:style>
    <style:style style:name="ce29" style:family="table-cell" style:parent-style-name="Default" style:data-style-name="N0">
      <style:table-cell-properties fo:background-color="#F2F2F2"/>
      <style:text-properties fo:font-size="12pt" style:font-size-asian="12pt" style:font-size-complex="12pt"/>
    </style:style>
    <style:style style:name="ce30" style:family="table-cell" style:parent-style-name="Default" style:data-style-name="N0">
      <style:table-cell-properties fo:background-color="#F2F2F2"/>
      <style:text-properties fo:color="#222222" style:font-name="Docs-Google Sans" style:font-name-asian="Docs-Google Sans" style:font-name-complex="Docs-Google Sans"/>
    </style:style>
    <style:style style:name="ce31" style:family="table-cell" style:parent-style-name="Default" style:data-style-name="N0">
      <style:table-cell-properties style:vertical-align="middle" fo:wrap-option="wrap" fo:background-color="#F2F2F2" style:repeat-content="false"/>
      <style:paragraph-properties fo:text-align="start" fo:margin-left="0cm"/>
    </style:style>
    <style:style style:name="ce32" style:family="table-cell" style:parent-style-name="Default" style:data-style-name="N0">
      <style:table-cell-properties fo:background-color="#F2F2F2"/>
      <style:text-properties fo:font-weight="bold" style:font-weight-asian="bold" style:font-weight-complex="bold"/>
    </style:style>
    <style:style style:name="ce33" style:family="table-cell" style:parent-style-name="Hiperv_237_nculo" style:data-style-name="N0">
      <style:table-cell-properties fo:background-color="#EFEFEF"/>
      <style:text-properties fo:color="#0563C1" style:text-underline-style="solid" style:text-underline-type="single"/>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48708333333333cm"/>
    </style:style>
    <style:style style:name="co2" style:family="table-column">
      <style:table-column-properties fo:break-before="auto" style:column-width="3.94229166666667cm"/>
    </style:style>
    <style:style style:name="co3" style:family="table-column">
      <style:table-column-properties fo:break-before="auto" style:column-width="10.874375cm"/>
    </style:style>
    <style:style style:name="co4" style:family="table-column">
      <style:table-column-properties fo:break-before="auto" style:column-width="6.48229166666667cm"/>
    </style:style>
    <style:style style:name="co5" style:family="table-column">
      <style:table-column-properties fo:break-before="auto" style:column-width="4.57729166666667cm"/>
    </style:style>
    <style:style style:name="co6" style:family="table-column">
      <style:table-column-properties fo:break-before="auto" style:column-width="2.24895833333333cm"/>
    </style:style>
    <style:style style:name="co7" style:family="table-column">
      <style:table-column-properties fo:break-before="auto" style:column-width="11.3770833333333cm"/>
    </style:style>
    <style:style style:name="co8" style:family="table-column">
      <style:table-column-properties fo:break-before="auto" style:column-width="8.44020833333333cm"/>
    </style:style>
    <style:style style:name="co9" style:family="table-column">
      <style:table-column-properties fo:break-before="auto" style:column-width="6.53520833333333cm"/>
    </style:style>
    <style:style style:name="co10" style:family="table-column">
      <style:table-column-properties fo:break-before="auto" style:column-width="3.67770833333333cm"/>
    </style:style>
    <style:style style:name="co11" style:family="table-column">
      <style:table-column-properties fo:break-before="auto" style:column-width="3.413125cm"/>
    </style:style>
    <style:style style:name="co12" style:family="table-column">
      <style:table-column-properties fo:break-before="auto" style:column-width="4.15395833333333cm"/>
    </style:style>
    <style:style style:name="ro1" style:family="table-row">
      <style:table-row-properties style:row-height="19.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0pt" style:use-optimal-row-height="true" fo:break-before="auto"/>
    </style:style>
    <style:style style:name="ro4" style:family="table-row">
      <style:table-row-properties style:row-height="15.75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30pt" style:use-optimal-row-height="true" fo:break-before="auto"/>
    </style:style>
    <style:style style:name="ro7" style:family="table-row">
      <style:table-row-properties style:row-height="28.5pt" style:use-optimal-row-height="true" fo:break-before="auto"/>
    </style:style>
    <style:style style:name="ta1" style:family="table" style:master-page-name="mp1">
      <style:table-properties table:display="true" style:writing-mode="lr-tb"/>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Contribución_general" table:style-name="ta1">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1" table:number-columns-repeated="1018" table:default-cell-style-name="ce3"/>
        <table:table-column table:style-name="co6" table:number-columns-repeated="15360" table:default-cell-style-name="ce3"/>
        <table:table-row table:style-name="ro1">
          <table:table-cell table:number-columns-repeated="7" table:style-name="ce2"/>
          <table:table-cell table:number-columns-repeated="16377"/>
        </table:table-row>
        <table:table-row table:style-name="ro1">
          <table:table-cell office:value-type="string" table:number-columns-spanned="7" table:number-rows-spanned="1" table:style-name="ce17">
            <text:p>Hay dos hojas: "Contribución general" y "Contribución por características", rellenad ambas</text:p>
          </table:table-cell>
          <table:covered-table-cell table:number-columns-repeated="6"/>
          <table:table-cell table:number-columns-repeated="16377"/>
        </table:table-row>
        <table:table-row table:style-name="ro2">
          <table:table-cell table:number-columns-repeated="6" table:style-name="ce4"/>
          <table:table-cell table:number-columns-repeated="16378" table:style-name="ce3"/>
        </table:table-row>
        <table:table-row table:style-name="ro1">
          <table:table-cell office:value-type="string" table:number-columns-spanned="7" table:number-rows-spanned="1" table:style-name="ce18">
            <text:p>Solo hay que escribir en las zonas grises</text:p>
          </table:table-cell>
          <table:covered-table-cell table:number-columns-repeated="6"/>
          <table:table-cell table:number-columns-repeated="16377"/>
        </table:table-row>
        <table:table-row table:style-name="ro2">
          <table:table-cell table:number-columns-repeated="6" table:style-name="ce4"/>
          <table:table-cell table:number-columns-repeated="16378" table:style-name="ce3"/>
        </table:table-row>
        <table:table-row table:style-name="ro2">
          <table:table-cell office:value-type="string" table:style-name="ce4">
            <text:p>Estas métricas son puramente consultiva, y se usarán como una medida adicional a las métricas que se han ido recogiendo durante la asignatura. No es vinculante ni supone la nota de ningún estudiante.</text:p>
            <text:p/>
            <text:p>Rellenad, usando una fila por cada participante en el proyecto. Podéis añadir todos los comentarios que consideréis oportunos.</text:p>
            <text:p/>
            <text:p>La columna de mención a MH se usará exclusivamente como consulta, en ningún caso es vinculante.</text:p>
          </table:table-cell>
          <table:table-cell table:number-columns-repeated="5" table:style-name="ce4"/>
          <table:table-cell table:number-columns-repeated="16378" table:style-name="ce3"/>
        </table:table-row>
        <table:table-row table:style-name="ro2">
          <table:table-cell table:number-columns-repeated="6" table:style-name="ce4"/>
          <table:table-cell table:number-columns-repeated="16378" table:style-name="ce3"/>
        </table:table-row>
        <table:table-row table:style-name="ro2">
          <table:table-cell office:value-type="string" table:number-columns-spanned="7" table:number-rows-spanned="1" table:style-name="ce19">
            <text:p>Tened en cuenta que evaluar individualmente en asignaturas de proyectos es siempre difícil, pero asignar MH es todo un desafío. Por un lado, hay un límite estricto de MH que podemos asignar. Por otro, la información que tenemos es una combinación compleja de vuestras entregas, vuestras declaraciones, y vuestra contribución, liderazgo y desarrollo en el proyecto. En particular, siempre hay información que sólo tenemos nosotros, y eso se tiene en cuenta. Por otro lado, las MH se asignan a los estudiantes, no a los proyectos. Hay proyectos excelentes con alumnos excelentes que no tienen MH simplemente porque no se pueden dar suficientes y se premia la contribución individual en aquellos casos en los que es claramente excepcional, teniendo en cuenta que la contribución sea en todos los ámbitos del proyecto (desde la implementación a la comunicación).</text:p>
          </table:table-cell>
          <table:covered-table-cell table:number-columns-repeated="6"/>
          <table:table-cell table:number-columns-repeated="16377"/>
        </table:table-row>
        <table:table-row table:style-name="ro2">
          <table:table-cell table:number-columns-repeated="6" table:style-name="ce4"/>
          <table:table-cell table:number-columns-repeated="16378" table:style-name="ce3"/>
        </table:table-row>
        <table:table-row table:style-name="ro3">
          <table:table-cell office:value-type="string" table:style-name="ce5">
            <text:p>Nombre</text:p>
          </table:table-cell>
          <table:table-cell office:value-type="string" table:style-name="ce5">
            <text:p>Apellidos</text:p>
          </table:table-cell>
          <table:table-cell office:value-type="string" table:style-name="ce5">
            <office:annotation draw:style-name="a0" svg:x="3.63541666666667in" svg:y="3.72916666666667in" svg:width="8.76041666666667in" svg:height="1.01041666666667in">
              <dc:creator/>
              <text:p><text:span text:style-name="T1">Importante usar el correo UCM para identificaros en la hoja de cálculo</text:span><text:span text:style-name="T1"/></text:p>
              <text:p><text:span text:style-name="T1"/></text:p>
              <text:p><text:span text:style-name="T1">La lista de correos aquí se pega automáticamente en la siguiente hoja.</text:span><text:span text:style-name="T1"/></text:p>
              <text:p><text:span text:style-name="T1"><text:s/>-Carlos León</text:span></text:p>
            </office:annotation>
            <text:p>Correo UCM</text:p>
          </table:table-cell>
          <table:table-cell office:value-type="string" table:style-name="ce5">
            <text:p>Porcentaje de contribución general (la columna tiene que sumar 100%)</text:p>
          </table:table-cell>
          <table:table-cell office:value-type="string" table:style-name="ce5">
            <office:annotation draw:style-name="a1" svg:x="10.4791666666667in" svg:y="3.60416666666667in" svg:width="3.88541666666667in" svg:height="0.854166666666667in">
              <dc:creator/>
              <text:p><text:span text:style-name="T1">Cuantos más comentarios de cualquier tipo se añadan aquí, mejor. Sobre todo, aquellos detalles que no hayamos podido observar porque no estén en el resultado final ni en el repositorio de código.</text:span><text:span text:style-name="T1"/></text:p>
              <text:p><text:span text:style-name="T1"><text:s/>-Carlos León</text:span></text:p>
            </office:annotation>
            <text:p>Comentarios (cuantos más, mejor)</text:p>
          </table:table-cell>
          <table:table-cell office:value-type="string" table:style-name="ce5">
            <office:annotation draw:style-name="a2" svg:x="12.2604166666667in" svg:y="3.72916666666667in" svg:width="3.88541666666667in" svg:height="0.572916666666667in">
              <dc:creator/>
              <text:p><text:span text:style-name="T1">Podéis poner a más de una persona.</text:span><text:span text:style-name="T1"/></text:p>
              <text:p><text:span text:style-name="T1"><text:s/>-Carlos León</text:span></text:p>
            </office:annotation>
            <text:p>Mención a MH (“verdadero” para mencionar, vacío para no mencionar)</text:p>
          </table:table-cell>
          <table:table-cell table:number-columns-repeated="16378" table:style-name="ce6"/>
        </table:table-row>
        <table:table-row table:style-name="ro2">
          <table:table-cell office:value-type="string" table:style-name="ce7">
            <text:p>Pépe</text:p>
          </table:table-cell>
          <table:table-cell office:value-type="string" table:style-name="ce7">
            <text:p>Pérez</text:p>
          </table:table-cell>
          <table:table-cell office:value-type="string" table:style-name="ce7">
            <text:p>pperez@ucm.es</text:p>
          </table:table-cell>
          <table:table-cell table:style-name="ce8"/>
          <table:table-cell table:style-name="ce9"/>
          <table:table-cell table:style-name="ce10"/>
          <table:table-cell table:number-columns-repeated="16378" table:style-name="ce3"/>
        </table:table-row>
        <table:table-row table:style-name="ro2">
          <table:table-cell office:value-type="string" table:style-name="ce7">
            <text:p>Luisa</text:p>
          </table:table-cell>
          <table:table-cell office:value-type="string" table:style-name="ce7">
            <text:p>Gómez</text:p>
          </table:table-cell>
          <table:table-cell office:value-type="string" table:style-name="ce7">
            <text:p>lgomez@ucm.es</text:p>
          </table:table-cell>
          <table:table-cell table:style-name="ce8"/>
          <table:table-cell office:value-type="string" table:style-name="ce9">
            <text:p>Muy buena compañera</text:p>
          </table:table-cell>
          <table:table-cell office:value-type="boolean" office:boolean-value="true" table:style-name="ce7">
            <text:p>VERDADERO</text:p>
          </table:table-cell>
          <table:table-cell table:number-columns-repeated="16378" table:style-name="ce3"/>
        </table:table-row>
        <table:table-row table:style-name="ro2">
          <table:table-cell office:value-type="string" table:style-name="ce7">
            <text:p>Marcos</text:p>
          </table:table-cell>
          <table:table-cell office:value-type="string" table:style-name="ce7">
            <text:p>Sánchez</text:p>
          </table:table-cell>
          <table:table-cell office:value-type="string" table:style-name="ce7">
            <text:p>msanchez@ucm.es</text:p>
          </table:table-cell>
          <table:table-cell table:style-name="ce8"/>
          <table:table-cell table:style-name="ce9"/>
          <table:table-cell table:style-name="ce10"/>
          <table:table-cell table:number-columns-repeated="16378" table:style-name="ce3"/>
        </table:table-row>
        <table:table-row table:style-name="ro2">
          <table:table-cell office:value-type="string" table:style-name="ce11">
            <text:p>Adrián</text:p>
          </table:table-cell>
          <table:table-cell office:value-type="string" table:style-name="ce11">
            <text:p>Castellanos</text:p>
          </table:table-cell>
          <table:table-cell office:value-type="string" table:style-name="ce12">
            <text:p><text:a xlink:href="mailto:adcast07@ucm.es">adcast07@ucm.es</text:a></text:p>
          </table:table-cell>
          <table:table-cell table:style-name="ce13"/>
          <table:table-cell table:style-name="ce14"/>
          <table:table-cell table:style-name="ce11"/>
          <table:table-cell table:number-columns-repeated="16378" table:style-name="ce3"/>
        </table:table-row>
        <table:table-row table:style-name="ro2">
          <table:table-cell office:value-type="string" table:style-name="ce11">
            <text:p>Nicolás</text:p>
          </table:table-cell>
          <table:table-cell office:value-type="string" table:style-name="ce11">
            <text:p>Besteiro</text:p>
          </table:table-cell>
          <table:table-cell office:value-type="string" table:style-name="ce12">
            <text:p><text:a xlink:href="mailto:nicobest@ucm.es">nicobest@ucm.es</text:a></text:p>
          </table:table-cell>
          <table:table-cell table:style-name="ce13"/>
          <table:table-cell table:style-name="ce14"/>
          <table:table-cell table:style-name="ce11"/>
          <table:table-cell table:number-columns-repeated="16378" table:style-name="ce3"/>
        </table:table-row>
        <table:table-row table:style-name="ro2">
          <table:table-cell office:value-type="string" table:style-name="ce11">
            <text:p>Marcos</text:p>
          </table:table-cell>
          <table:table-cell office:value-type="string" table:style-name="ce11">
            <text:p>Pantoja</text:p>
          </table:table-cell>
          <table:table-cell office:value-type="string" table:style-name="ce12">
            <text:p><text:a xlink:href="mailto:marcopan@ucm.es">marcopan@ucm.es</text:a></text:p>
          </table:table-cell>
          <table:table-cell table:style-name="ce13"/>
          <table:table-cell table:style-name="ce14"/>
          <table:table-cell table:style-name="ce11"/>
          <table:table-cell table:number-columns-repeated="16378" table:style-name="ce3"/>
        </table:table-row>
        <table:table-row table:style-name="ro2">
          <table:table-cell office:value-type="string" table:style-name="ce11">
            <text:p>Marcos</text:p>
          </table:table-cell>
          <table:table-cell office:value-type="string" table:style-name="ce11">
            <text:p>Pérez</text:p>
          </table:table-cell>
          <table:table-cell office:value-type="string" table:style-name="ce33">
            <text:p><text:a xlink:href="mailto:marpe03@ucm.es">marpe03@ucm.es</text:a></text:p>
          </table:table-cell>
          <table:table-cell table:style-name="ce13"/>
          <table:table-cell table:style-name="ce14"/>
          <table:table-cell table:style-name="ce11"/>
          <table:table-cell table:number-columns-repeated="16378"/>
        </table:table-row>
        <table:table-row table:style-name="ro2">
          <table:table-cell office:value-type="string" table:style-name="ce11">
            <text:p>Pedro</text:p>
          </table:table-cell>
          <table:table-cell office:value-type="string" table:style-name="ce11">
            <text:p>Sánchez</text:p>
          </table:table-cell>
          <table:table-cell office:value-type="string" table:style-name="ce33">
            <text:p><text:a xlink:href="mailto:pedros06@ucm.es">pedros06@ucm.es</text:a></text:p>
          </table:table-cell>
          <table:table-cell table:style-name="ce13"/>
          <table:table-cell table:style-name="ce14"/>
          <table:table-cell table:style-name="ce11"/>
          <table:table-cell table:number-columns-repeated="16378"/>
        </table:table-row>
        <table:table-row table:style-name="ro2">
          <table:table-cell office:value-type="string" table:style-name="ce11">
            <text:p>Sergio</text:p>
          </table:table-cell>
          <table:table-cell office:value-type="string" table:style-name="ce11">
            <text:p>Pérez</text:p>
          </table:table-cell>
          <table:table-cell office:value-type="string" table:style-name="ce33">
            <text:p><text:a xlink:href="mailto:sepere12@ucm.es">sepere12@ucm.es</text:a></text:p>
          </table:table-cell>
          <table:table-cell table:style-name="ce13"/>
          <table:table-cell table:style-name="ce14"/>
          <table:table-cell table:style-name="ce11"/>
          <table:table-cell table:number-columns-repeated="16378"/>
        </table:table-row>
        <table:table-row table:style-name="ro2">
          <table:table-cell office:value-type="string" table:style-name="ce11">
            <text:p>Javier</text:p>
          </table:table-cell>
          <table:table-cell office:value-type="string" table:style-name="ce11">
            <text:p>Tirado</text:p>
          </table:table-cell>
          <table:table-cell office:value-type="string" table:style-name="ce33">
            <text:p><text:a xlink:href="mailto:javtirad@ucm.es">javtirad@ucm.es</text:a></text:p>
          </table:table-cell>
          <table:table-cell table:style-name="ce13"/>
          <table:table-cell table:style-name="ce14"/>
          <table:table-cell table:style-name="ce11"/>
          <table:table-cell table:number-columns-repeated="16378"/>
        </table:table-row>
        <table:table-row table:style-name="ro2">
          <table:table-cell office:value-type="string" table:style-name="ce11">
            <text:p>David</text:p>
          </table:table-cell>
          <table:table-cell office:value-type="string" table:style-name="ce11">
            <text:p>Rubio</text:p>
          </table:table-cell>
          <table:table-cell office:value-type="string" table:style-name="ce33">
            <text:p><text:a xlink:href="mailto:darubi04@ucm.es">darubi04@ucm.es</text:a></text:p>
          </table:table-cell>
          <table:table-cell table:style-name="ce13"/>
          <table:table-cell table:style-name="ce14"/>
          <table:table-cell table:style-name="ce11"/>
          <table:table-cell table:number-columns-repeated="16378"/>
        </table:table-row>
        <table:table-row table:style-name="ro2">
          <table:table-cell office:value-type="string" table:style-name="ce11">
            <text:p>Javier</text:p>
          </table:table-cell>
          <table:table-cell office:value-type="string" table:style-name="ce11">
            <text:p>Bravo</text:p>
          </table:table-cell>
          <table:table-cell office:value-type="string" table:style-name="ce12">
            <text:p><text:a xlink:href="mailto:jabrav03@ucm.es">jabrav03@ucm.es</text:a></text:p>
          </table:table-cell>
          <table:table-cell table:style-name="ce13"/>
          <table:table-cell table:style-name="ce14"/>
          <table:table-cell table:style-name="ce11"/>
          <table:table-cell table:number-columns-repeated="16378"/>
        </table:table-row>
        <table:table-row table:style-name="ro2">
          <table:table-cell office:value-type="string" table:style-name="ce11">
            <text:p>Daniel</text:p>
          </table:table-cell>
          <table:table-cell office:value-type="string" table:style-name="ce11">
            <text:p>Moreno</text:p>
          </table:table-cell>
          <table:table-cell office:value-type="string" table:style-name="ce33">
            <text:p><text:a xlink:href="mailto:damore11@ucm.es">damore11@ucm.es</text:a></text:p>
          </table:table-cell>
          <table:table-cell table:style-name="ce13"/>
          <table:table-cell table:style-name="ce14"/>
          <table:table-cell table:style-name="ce15"/>
          <table:table-cell table:number-columns-repeated="16378"/>
        </table:table-row>
        <table:table-row table:style-name="ro2">
          <table:table-cell office:value-type="string" table:style-name="ce11">
            <text:p>Miguel Ángel</text:p>
          </table:table-cell>
          <table:table-cell office:value-type="string" table:style-name="ce11">
            <text:p>Muñoz</text:p>
          </table:table-cell>
          <table:table-cell office:value-type="string" table:style-name="ce33">
            <text:p><text:a xlink:href="mailto:milope21@ucm.es">milope21@ucm.es</text:a></text:p>
          </table:table-cell>
          <table:table-cell table:style-name="ce13"/>
          <table:table-cell table:style-name="ce14"/>
          <table:table-cell table:style-name="ce11"/>
          <table:table-cell table:number-columns-repeated="16378"/>
        </table:table-row>
        <table:table-row table:number-rows-repeated="4" table:style-name="ro2">
          <table:table-cell table:number-columns-repeated="3" table:style-name="ce11"/>
          <table:table-cell table:style-name="ce13"/>
          <table:table-cell table:style-name="ce14"/>
          <table:table-cell table:style-name="ce11"/>
          <table:table-cell table:number-columns-repeated="16378"/>
        </table:table-row>
        <table:table-row table:number-rows-repeated="2" table:style-name="ro2">
          <table:table-cell table:number-columns-repeated="4" table:style-name="ce11"/>
          <table:table-cell table:style-name="ce14"/>
          <table:table-cell table:style-name="ce11"/>
          <table:table-cell table:number-columns-repeated="16378"/>
        </table:table-row>
        <table:table-row table:style-name="ro2">
          <table:table-cell office:value-type="string" table:number-columns-spanned="2" table:number-rows-spanned="1" table:style-name="ce20">
            <text:p>Total contribución (autocalculado)</text:p>
          </table:table-cell>
          <table:covered-table-cell/>
          <table:table-cell table:style-name="ce3"/>
          <table:table-cell office:value-type="percentage" office:value="0" table:formula="of:=SUM([.D11:.D30])" table:style-name="ce16">
            <office:annotation draw:style-name="a3" svg:x="7.91666666666667in" svg:y="8.26041666666667in" svg:width="5.46875in" svg:height="0.572916666666667in">
              <dc:creator/>
              <text:p><text:span text:style-name="T1">Tiene que sumar 100%</text:span><text:span text:style-name="T1"/></text:p>
              <text:p><text:span text:style-name="T1"><text:s/>-Carlos León</text:span></text:p>
            </office:annotation>
            <text:p>0,00%</text:p>
          </table:table-cell>
          <table:table-cell table:number-columns-repeated="16380" table:style-name="ce3"/>
        </table:table-row>
        <table:table-row table:number-rows-repeated="1048545" table:style-name="ro4">
          <table:table-cell table:number-columns-repeated="16384"/>
        </table:table-row>
      </table:table>
      <table:table table:name="Contribución_por_característica" table:style-name="ta1">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0" table:default-cell-style-name="ce3"/>
        <table:table-column table:style-name="co1" table:number-columns-repeated="1017" table:default-cell-style-name="ce3"/>
        <table:table-column table:style-name="co6" table:number-columns-repeated="15360" table:default-cell-style-name="ce3"/>
        <table:table-row table:style-name="ro5">
          <table:table-cell office:value-type="string" table:style-name="ce4">
            <text:p>Listad las características en la primera columna, según el ejemplo, y luego poned el porcentaje de contribución correspondiente a cada miembro. Hay que añadir una columna para cada miembro del proyecto y usar la dirección de correo UCM.</text:p>
          </table:table-cell>
          <table:table-cell table:number-columns-repeated="5" table:style-name="ce21"/>
          <table:table-cell table:number-columns-repeated="22" table:style-name="ce22"/>
          <table:table-cell table:number-columns-repeated="16356"/>
        </table:table-row>
        <table:table-row table:style-name="ro5">
          <table:table-cell table:number-columns-repeated="6" table:style-name="ce21"/>
          <table:table-cell table:number-columns-repeated="22" table:style-name="ce22"/>
          <table:table-cell table:number-columns-repeated="16356"/>
        </table:table-row>
        <table:table-row table:style-name="ro6">
          <table:table-cell office:value-type="string" table:style-name="ce5">
            <office:annotation draw:style-name="a4" svg:x="1.6875in" svg:y="0.697916666666667in" svg:width="8.6875in" svg:height="0.572916666666667in">
              <dc:creator/>
              <text:p><text:span text:style-name="T1">Listad todas las características, pero no es necesario un nivel de granularidad muy detallado. No hace falta elaborarlo tanto como en el documento de alcance.</text:span><text:span text:style-name="T1"/></text:p>
              <text:p><text:span text:style-name="T1"><text:s/>-Carlos León</text:span></text:p>
            </office:annotation>
            <text:p>Característica</text:p>
          </table:table-cell>
          <table:table-cell office:value-type="string" table:style-name="ce5">
            <office:annotation draw:style-name="a5" svg:x="5.01041666666667in" svg:y="0.697916666666667in" svg:width="7in" svg:height="0.572916666666667in">
              <dc:creator/>
              <text:p><text:span text:style-name="T1">Comprobad que la suma, en todos los casos, es 100%</text:span><text:span text:style-name="T1"/></text:p>
              <text:p><text:span text:style-name="T1"><text:s/>-Carlos León</text:span></text:p>
            </office:annotation>
            <text:p>Suma autocalculada (en todas ha de sumar 100%)</text:p>
          </table:table-cell>
          <table:table-cell office:value-type="string" table:style-name="ce5">
            <office:annotation draw:style-name="a6" svg:x="7.57291666666667in" svg:y="0.635416666666667in" svg:width="5.38541666666667in" svg:height="0.697916666666667in">
              <dc:creator/>
              <text:p><text:span text:style-name="T1">Cuantos más comentarios de cualquier tipo se añadan aquí, mejor. Sobre todo, aquellos detalles que no hayamos podido observar porque no estén en el resultado final ni en el repositorio de código.</text:span><text:span text:style-name="T1"/></text:p>
              <text:p><text:span text:style-name="T1"><text:s/>-Carlos León</text:span></text:p>
            </office:annotation>
            <text:p>Comentarios sobre la tarea o su reparto</text:p>
          </table:table-cell>
          <table:table-cell office:value-type="string" office:string-value="pperez@ucm.es" table:formula="of:=TRANSPOSE([Contribución_general.C11:.C30])" table:number-matrix-columns-spanned="20" table:number-matrix-rows-spanned="1" table:style-name="ce23">
            <text:p>pperez@ucm.es</text:p>
          </table:table-cell>
          <table:table-cell office:value-type="string" office:string-value="lgomez@ucm.es" table:style-name="ce23">
            <text:p>lgomez@ucm.es</text:p>
          </table:table-cell>
          <table:table-cell office:value-type="string" office:string-value="msanchez@ucm.es" table:style-name="ce23">
            <text:p>msanchez@ucm.es</text:p>
          </table:table-cell>
          <table:table-cell office:value-type="string" office:string-value="adcast07@ucm.es" table:style-name="ce5">
            <text:p>adcast07@ucm.es</text:p>
          </table:table-cell>
          <table:table-cell office:value-type="string" office:string-value="nicobest@ucm.es" table:style-name="ce5">
            <text:p>nicobest@ucm.es</text:p>
          </table:table-cell>
          <table:table-cell office:value-type="string" office:string-value="marcopan@ucm.es" table:style-name="ce5">
            <text:p>marcopan@ucm.es</text:p>
          </table:table-cell>
          <table:table-cell office:value-type="string" office:string-value="marpe03@ucm.es" table:style-name="ce5">
            <text:p>marpe03@ucm.es</text:p>
          </table:table-cell>
          <table:table-cell office:value-type="string" office:string-value="pedros06@ucm.es" table:style-name="ce5">
            <text:p>pedros06@ucm.es</text:p>
          </table:table-cell>
          <table:table-cell office:value-type="string" office:string-value="sepere12@ucm.es" table:style-name="ce5">
            <text:p>sepere12@ucm.es</text:p>
          </table:table-cell>
          <table:table-cell office:value-type="string" office:string-value="javtirad@ucm.es" table:style-name="ce5">
            <text:p>javtirad@ucm.es</text:p>
          </table:table-cell>
          <table:table-cell office:value-type="string" office:string-value="darubi04@ucm.es" table:style-name="ce5">
            <text:p>darubi04@ucm.es</text:p>
          </table:table-cell>
          <table:table-cell office:value-type="string" office:string-value="jabrav03@ucm.es" table:style-name="ce5">
            <text:p>jabrav03@ucm.es</text:p>
          </table:table-cell>
          <table:table-cell office:value-type="string" office:string-value="damore11@ucm.es" table:style-name="ce5">
            <text:p>damore11@ucm.es</text:p>
          </table:table-cell>
          <table:table-cell office:value-type="string" office:string-value="milope21@ucm.es" table:style-name="ce5">
            <text:p>milope21@ucm.es</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table:number-columns-repeated="5" table:style-name="ce5"/>
          <table:table-cell table:number-columns-repeated="16356" table:style-name="ce6"/>
        </table:table-row>
        <table:table-row table:style-name="ro2">
          <table:table-cell office:value-type="string" table:style-name="ce7">
            <text:p>Salto del presonaje</text:p>
          </table:table-cell>
          <table:table-cell office:value-type="percentage" office:value="1" table:formula="of:=SUM([.D4:.AB4])" table:style-name="ce24">
            <text:p>100,00%</text:p>
          </table:table-cell>
          <table:table-cell table:style-name="ce25"/>
          <table:table-cell office:value-type="percentage" office:value="0.2" table:style-name="ce8">
            <text:p>20,00%</text:p>
          </table:table-cell>
          <table:table-cell office:value-type="percentage" office:value="0.5" table:style-name="ce8">
            <text:p>50,00%</text:p>
          </table:table-cell>
          <table:table-cell office:value-type="percentage" office:value="0.3" table:style-name="ce8">
            <text:p>30,00%</text:p>
          </table:table-cell>
          <table:table-cell table:number-columns-repeated="22" table:style-name="ce24"/>
          <table:table-cell table:number-columns-repeated="16356" table:style-name="ce10"/>
        </table:table-row>
        <table:table-row table:style-name="ro7">
          <table:table-cell office:value-type="string" table:style-name="ce7">
            <text:p>Menú principal</text:p>
          </table:table-cell>
          <table:table-cell office:value-type="percentage" office:value="1" table:formula="of:=SUM([.D5:.AB5])" table:style-name="ce24">
            <text:p>100,00%</text:p>
          </table:table-cell>
          <table:table-cell office:value-type="string" table:style-name="ce9">
            <text:p>Al final no se ha puesto el control de audio</text:p>
          </table:table-cell>
          <table:table-cell office:value-type="percentage" office:value="0.5" table:style-name="ce8">
            <text:p>50,00%</text:p>
          </table:table-cell>
          <table:table-cell office:value-type="percentage" office:value="0.3" table:style-name="ce8">
            <text:p>30,00%</text:p>
          </table:table-cell>
          <table:table-cell office:value-type="percentage" office:value="0.2" table:style-name="ce8">
            <text:p>20,00%</text:p>
          </table:table-cell>
          <table:table-cell table:number-columns-repeated="22" table:style-name="ce24"/>
          <table:table-cell table:number-columns-repeated="16356" table:style-name="ce10"/>
        </table:table-row>
        <table:table-row table:style-name="ro2">
          <table:table-cell office:value-type="string" table:style-name="ce7">
            <text:p>Enemigo final</text:p>
          </table:table-cell>
          <table:table-cell office:value-type="percentage" office:value="1" table:formula="of:=SUM([.D6:.AB6])" table:style-name="ce24">
            <text:p>100,00%</text:p>
          </table:table-cell>
          <table:table-cell table:style-name="ce25"/>
          <table:table-cell office:value-type="percentage" office:value="0" table:style-name="ce8">
            <text:p>0,00%</text:p>
          </table:table-cell>
          <table:table-cell office:value-type="percentage" office:value="0" table:style-name="ce8">
            <text:p>0,00%</text:p>
          </table:table-cell>
          <table:table-cell office:value-type="percentage" office:value="1" table:style-name="ce8">
            <text:p>100,00%</text:p>
          </table:table-cell>
          <table:table-cell table:number-columns-repeated="22" table:style-name="ce24"/>
          <table:table-cell table:number-columns-repeated="16356" table:style-name="ce10"/>
        </table:table-row>
        <table:table-row table:style-name="ro4">
          <table:table-cell office:value-type="string" table:style-name="ce26">
            <text:p>Tiempo dedicado al arte:</text:p>
          </table:table-cell>
          <table:table-cell office:value-type="percentage" office:value="0" table:formula="of:=SUM([.D7:.AB7])"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Creación de gráficas para equilibrar el juego, equilibrado de vida de los enemigos y su daño, al igual que el de las torres. Coste de compra de las torres y monedas que sueltan los enemigos. Además del número de oleadas con su número de enemigos y tipos de enemigos en cada oleada.</text:p>
          </table:table-cell>
          <table:table-cell office:value-type="percentage" office:value="0" table:formula="of:=SUM([.D8:.AB8])"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Creación de una página web donde habrá información del juego, un poco del lore de este, y toda la creación del proyecto. Además de que se podrá descargar el juego. También creación de redes sociales.</text:p>
          </table:table-cell>
          <table:table-cell office:value-type="percentage" office:value="0" table:formula="of:=SUM([.D9:.AB9])" table:style-name="ce16">
            <text:p>0,00%</text:p>
          </table:table-cell>
          <table:table-cell table:style-name="ce27"/>
          <table:table-cell table:number-columns-repeated="4" table:style-name="ce13"/>
          <table:table-cell table:style-name="ce28"/>
          <table:table-cell table:number-columns-repeated="20" table:style-name="ce13"/>
          <table:table-cell table:number-columns-repeated="16356"/>
        </table:table-row>
        <table:table-row table:style-name="ro2">
          <table:table-cell office:value-type="string" table:style-name="ce26">
            <text:p>8 MAPAS ISOMÉTRICOS con TMX:</text:p>
          </table:table-cell>
          <table:table-cell office:value-type="percentage" office:value="0" table:formula="of:=SUM([.D10:.AB10])"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UNA CÁMARA que renderice el juego en perspectiva isométrica</text:p>
          </table:table-cell>
          <table:table-cell office:value-type="percentage" office:value="0" table:formula="of:=SUM([.D11:.AB11])" table:style-name="ce16">
            <text:p>0,00%</text:p>
          </table:table-cell>
          <table:table-cell table:style-name="ce27"/>
          <table:table-cell table:number-columns-repeated="3" table:style-name="ce13"/>
          <table:table-cell table:style-name="ce28"/>
          <table:table-cell table:number-columns-repeated="21" table:style-name="ce13"/>
          <table:table-cell table:number-columns-repeated="16356"/>
        </table:table-row>
        <table:table-row table:style-name="ro4">
          <table:table-cell office:value-type="string" table:style-name="ce26">
            <text:p>15 TIPOS DE ENEMIGOS con vida, un ataque básico (con daño y velocidad de ataque distintos), velocidad y animaciones para el movimiento y los ataques. Habrá 7 habilidades especiales que tienen 7 de los 11 tropas, y pueden alterar el entorno, los atributos de las tropas o las torretas.Además, encontraremos 4 jefes finales que se desbloquearán durante el paso de niveles:</text:p>
          </table:table-cell>
          <table:table-cell office:value-type="percentage" office:value="0" table:formula="of:=SUM([.D12:.AB12])" table:style-name="ce16">
            <text:p>0,00%</text:p>
          </table:table-cell>
          <table:table-cell table:style-name="ce27"/>
          <table:table-cell table:style-name="ce13"/>
          <table:table-cell table:style-name="ce28"/>
          <table:table-cell table:number-columns-repeated="23" table:style-name="ce13"/>
          <table:table-cell table:number-columns-repeated="16356"/>
        </table:table-row>
        <table:table-row table:style-name="ro2">
          <table:table-cell office:value-type="string" table:style-name="ce26">
            <text:p>UNA TORRE PRINCIPAL con vida y hasta 4 niveles, que si pierde toda la vida provoca el fin del nivel y la derrota. El nivel de esta define la velocidad a la que se generan monedas y la cantidad de monedas con las que empieza el jugador cada nivel</text:p>
          </table:table-cell>
          <table:table-cell office:value-type="percentage" office:value="0" table:formula="of:=SUM([.D13:.AB13])"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MECÁNICAS DEL JUGADOR</text:p>
          </table:table-cell>
          <table:table-cell office:value-type="percentage" office:value="0" table:formula="of:=SUM([.D14:.AB14])" table:style-name="ce16">
            <text:p>0,00%</text:p>
          </table:table-cell>
          <table:table-cell table:style-name="ce27"/>
          <table:table-cell table:style-name="ce28"/>
          <table:table-cell table:number-columns-repeated="24" table:style-name="ce13"/>
          <table:table-cell table:number-columns-repeated="16356"/>
        </table:table-row>
        <table:table-row table:style-name="ro2">
          <table:table-cell office:value-type="string" table:style-name="ce26">
            <text:p>7 TIPOS DE TORRE con vida y rango, cada una con una función para ayudar a defenderse de las tropas. Las torres tendrán 4 niveles desbloqueables, y mejorarlas dentro de la partida aumentará los atributos o aportará una nueva mecánica:</text:p>
          </table:table-cell>
          <table:table-cell office:value-type="percentage" office:value="0" table:formula="of:=SUM([.D15:.AB15])" table:style-name="ce16">
            <text:p>0,00%</text:p>
          </table:table-cell>
          <table:table-cell table:style-name="ce27"/>
          <table:table-cell table:number-columns-repeated="25" table:style-name="ce13"/>
          <table:table-cell table:number-columns-repeated="16356"/>
        </table:table-row>
        <table:table-row table:style-name="ro5">
          <table:table-cell office:value-type="string" table:style-name="ce29">
            <text:p>FENÓMENOS NATURALES</text:p>
          </table:table-cell>
          <table:table-cell office:value-type="percentage" office:value="0" table:formula="of:=SUM([.D16:.AB16])"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UN SISTEMA MONETARIO CON DOS MONEDAS, una para el transcurso de cada nivel y una de carácter general que servirá para desbloquear las mejoras de las torres. Las primeras se conseguirán gracias a una generación constante de monedas cada segundo y a matar enemigos. Las segundas se conseguirán en función de la actuación del jugador en cada nivel (oleadas alcanzadas)</text:p>
          </table:table-cell>
          <table:table-cell office:value-type="percentage" office:value="0" table:formula="of:=SUM([.D17:.AB17])"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MENÚ EXTERNO:</text:p>
          </table:table-cell>
          <table:table-cell office:value-type="percentage" office:value="0" table:formula="of:=SUM([.D18:.AB18])"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HUD EN EL JUEGO</text:p>
          </table:table-cell>
          <table:table-cell office:value-type="percentage" office:value="0" table:formula="of:=SUM([.D19:.AB19])"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MENÚ DE PAUSA, presenta 3 botones:</text:p>
          </table:table-cell>
          <table:table-cell office:value-type="percentage" office:value="0" table:formula="of:=SUM([.D20:.AB20])"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PUNTERO PERSONALIZADO: presentaremos un puntero personalizado animado para cuando tengas que clickar</text:p>
          </table:table-cell>
          <table:table-cell office:value-type="percentage" office:value="0" table:formula="of:=SUM([.D21:.AB21])"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GUARDADO, se guardará automáticamente el estado externo de la partida:</text:p>
          </table:table-cell>
          <table:table-cell office:value-type="percentage" office:value="0" table:formula="of:=SUM([.D22:.AB22])"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30">
            <text:p>Creación del menú de configuración con:</text:p>
          </table:table-cell>
          <table:table-cell office:value-type="percentage" office:value="0" table:formula="of:=SUM([.D23:.AB23])"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30">
            <text:p>Pantalla final de cada nivel con el resumen del nivel</text:p>
          </table:table-cell>
          <table:table-cell office:value-type="percentage" office:value="0" table:formula="of:=SUM([.D24:.AB24])"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30">
            <text:p>Creación de barra de vida para nexo, torres y enemigos</text:p>
          </table:table-cell>
          <table:table-cell office:value-type="percentage" office:value="0" table:formula="of:=SUM([.D25:.AB25])"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31">
            <text:p>Creación del libro de enemigos:</text:p>
          </table:table-cell>
          <table:table-cell office:value-type="percentage" office:value="0" table:formula="of:=SUM([.D26:.AB26])"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Implementación de animaciones:</text:p>
          </table:table-cell>
          <table:table-cell office:value-type="percentage" office:value="0" table:formula="of:=SUM([.D27:.AB27])"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Tiempo dedicado a sonido:</text:p>
          </table:table-cell>
          <table:table-cell office:value-type="percentage" office:value="0" table:formula="of:=SUM([.D28:.AB28])"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Creación de los json, con toda la información que contiene las gráficas de los enemigos por oleada y los tipos de enemigos de esta. Además, de incluir las rutas que deben seguir los enemigos, incluir los spritesheet, y estadísticas de torres y enemigos.</text:p>
          </table:table-cell>
          <table:table-cell office:value-type="percentage" office:value="0" table:formula="of:=SUM([.D29:.AB29])"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FASE DE QA:</text:p>
          </table:table-cell>
          <table:table-cell office:value-type="percentage" office:value="0" table:formula="of:=SUM([.D30:.AB30])" table:style-name="ce16">
            <text:p>0,00%</text:p>
          </table:table-cell>
          <table:table-cell table:style-name="ce27"/>
          <table:table-cell table:number-columns-repeated="25" table:style-name="ce13"/>
          <table:table-cell table:number-columns-repeated="16356"/>
        </table:table-row>
        <table:table-row table:style-name="ro5">
          <table:table-cell office:value-type="string" table:style-name="ce32">
            <text:p>PRESENTACIONES:<text:s/><text:span text:style-name="T1">tiempo dedicado a la creacion y preparacion de las presentaciones de los hitos</text:span></text:p>
          </table:table-cell>
          <table:table-cell office:value-type="percentage" office:value="0" table:formula="of:=SUM([.D31:.AB31])" table:style-name="ce16">
            <text:p>0,00%</text:p>
          </table:table-cell>
          <table:table-cell table:style-name="ce27"/>
          <table:table-cell table:number-columns-repeated="25" table:style-name="ce13"/>
          <table:table-cell table:number-columns-repeated="16356"/>
        </table:table-row>
        <table:table-row table:style-name="ro2">
          <table:table-cell table:style-name="ce26"/>
          <table:table-cell office:value-type="percentage" office:value="0" table:formula="of:=SUM([.D32:.AB32])" table:style-name="ce16">
            <text:p>0,00%</text:p>
          </table:table-cell>
          <table:table-cell table:style-name="ce27"/>
          <table:table-cell table:number-columns-repeated="25" table:style-name="ce13"/>
          <table:table-cell table:number-columns-repeated="16356"/>
        </table:table-row>
        <table:table-row table:style-name="ro2">
          <table:table-cell table:style-name="ce26"/>
          <table:table-cell office:value-type="percentage" office:value="0" table:formula="of:=SUM([.D33:.AB33])"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34:.AB34])"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35:.AB35])"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36:.AB36])"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37:.AB37])"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38:.AB38])"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39:.AB39])"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40:.AB40])"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41:.AB41])"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42:.AB42])"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43:.AB43])"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44:.AB44])"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45:.AB45])"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46:.AB46])"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47:.AB47])"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48:.AB48])"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49:.AB49])"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50:.AB50])"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51:.AB51])"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52:.AB52])"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53:.AB53])"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54:.AB54])"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55:.AB55])"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56:.AB56])"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57:.AB57])"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58:.AB58])"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59:.AB59])"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60:.AB60])"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61:.AB61])"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62:.AB62])"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63:.AB63])"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64:.AB64])"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65:.AB65])"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66:.AB66])"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67:.AB67])"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68:.AB68])"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69:.AB69])"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70:.AB70])"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71:.AB71])"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72:.AB72])"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73:.AB73])"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74:.AB74])"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75:.AB75])"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76:.AB76])"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77:.AB77])"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78:.AB78])"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79:.AB79])"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80:.AB80])"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81:.AB81])"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82:.AB82])"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83:.AB83])"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84:.AB84])"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85:.AB85])"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86:.AB86])"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87:.AB87])"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88:.AB88])"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89:.AB89])"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90:.AB90])"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91:.AB91])"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92:.AB92])"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93:.AB93])"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94:.AB94])" table:style-name="ce16">
            <text:p>0,00%</text:p>
          </table:table-cell>
          <table:table-cell table:style-name="ce27"/>
          <table:table-cell table:number-columns-repeated="25" table:style-name="ce13"/>
          <table:table-cell table:number-columns-repeated="16356"/>
        </table:table-row>
        <table:table-row table:number-rows-repeated="2" table:style-name="ro2">
          <table:table-cell table:style-name="ce3"/>
          <table:table-cell table:number-columns-repeated="27" table:style-name="ce16"/>
          <table:table-cell table:number-columns-repeated="16356"/>
        </table:table-row>
        <table:table-row table:number-rows-repeated="105" table:style-name="ro2">
          <table:table-cell/>
          <table:table-cell table:number-columns-repeated="27" table:style-name="ce16"/>
          <table:table-cell table:number-columns-repeated="16356"/>
        </table:table-row>
        <table:table-row table:number-rows-repeated="1048375"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Liberation Sans" svg:font-family="&quot;Liberation Sans&quot;"/>
    <style:font-face style:name="Docs-Google Sans" svg:font-family="&quot;Docs-Google Sans&quot;"/>
  </office:font-face-decls>
  <office:styles>
    <number:number-style style:name="N0">
      <number:number number:min-integer-digits="1"/>
    </number:number-style>
    <number:percentage-style style:name="N14">
      <number:number number:decimal-places="2" number:min-integer-digits="1"/>
      <number:text>%</number:text>
    </number:percentag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iperv_237_nculo" style:display-name="Hipervínculo" style:family="table-cell" style:data-style-name="N0">
      <style:text-properties fo:color="#0563C1" style:text-underline-style="solid" style:text-underline-type="single"/>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creator>usuario</dc:creator>
    <dc:date>2024-05-20T10:15:28Z</dc:date>
    <meta:editing-cycles>2</meta:editing-cycles>
    <meta:editing-duration>PT232S</meta:editing-duration>
  </office:meta>
</office:document-meta>
</file>